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e99af9c-7fff-3732-1dc0-439cef0fed62"/>PLANTILLA DE CIRCULAR</text:p>
      <text:p text:style-name="Text_20_body"/>
      <text:p text:style-name="P2">Ajuntament de Mao – Servei de Recaptació</text:p>
      <text:p text:style-name="P2">S’ informa als contribuents que tenen fins al pròxim mes d’Abril per efectuar el pagament del rebu de l’IBI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8:59:36.236328142</meta:creation-date>
    <dc:date>2024-12-11T09:00:04.921292781</dc:date>
    <meta:editing-duration>PT29S</meta:editing-duration>
    <meta:editing-cycles>1</meta:editing-cycles>
    <meta:document-statistic meta:table-count="0" meta:image-count="0" meta:object-count="0" meta:page-count="1" meta:paragraph-count="3" meta:word-count="28" meta:character-count="168" meta:non-whitespace-character-count="142"/>
    <meta:generator>LibreOffice/24.8.3.2$Linux_X86_64 LibreOffice_project/e14c9fdd1f585efcbb2c5363087a99d20928d522</meta:generator>
  </office:meta>
</office:document-meta>
</file>